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de529" officeooo:paragraph-rsid="000de529"/>
    </style:style>
    <style:style style:name="P2" style:family="paragraph" style:parent-style-name="Heading_20_2">
      <style:text-properties officeooo:rsid="000fd4ec" officeooo:paragraph-rsid="000fd4ec"/>
    </style:style>
    <style:style style:name="P3" style:family="paragraph" style:parent-style-name="Heading_20_2">
      <style:text-properties officeooo:rsid="00120091" officeooo:paragraph-rsid="00120091"/>
    </style:style>
    <style:style style:name="P4" style:family="paragraph" style:parent-style-name="Text_20_body">
      <style:text-properties officeooo:rsid="000de529" officeooo:paragraph-rsid="000de529"/>
    </style:style>
    <style:style style:name="P5" style:family="paragraph" style:parent-style-name="Text_20_body">
      <style:text-properties officeooo:rsid="000fd4ec" officeooo:paragraph-rsid="000fd4ec"/>
    </style:style>
    <style:style style:name="P6" style:family="paragraph" style:parent-style-name="Text_20_body" style:list-style-name="L1">
      <style:text-properties officeooo:rsid="00120091" officeooo:paragraph-rsid="00120091"/>
    </style:style>
    <style:style style:name="P7" style:family="paragraph" style:parent-style-name="Text_20_body">
      <style:text-properties officeooo:rsid="00120091" officeooo:paragraph-rsid="00120091"/>
    </style:style>
    <style:style style:name="P8" style:family="paragraph" style:parent-style-name="Text_20_body">
      <style:text-properties officeooo:rsid="00123fc2" officeooo:paragraph-rsid="00123fc2"/>
    </style:style>
    <style:style style:name="P9" style:family="paragraph" style:parent-style-name="Text_20_body" style:list-style-name="L2">
      <style:text-properties officeooo:rsid="00123fc2" officeooo:paragraph-rsid="00123fc2"/>
    </style:style>
    <style:style style:name="P10" style:family="paragraph" style:parent-style-name="Text_20_body" style:list-style-name="L3">
      <style:text-properties officeooo:rsid="00123fc2" officeooo:paragraph-rsid="00123fc2"/>
    </style:style>
    <style:style style:name="P11" style:family="paragraph" style:parent-style-name="Text_20_body">
      <style:text-properties officeooo:rsid="001381f7" officeooo:paragraph-rsid="001381f7"/>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20091"/>
    </style:style>
    <style:style style:name="T4" style:family="text">
      <style:text-properties officeooo:rsid="001381f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piritual Body</text:h>
      <text:p text:style-name="P4">In my series of sensory activation and growing my body into sensitive, practical vehicle, I have now gained some experience of what comes in the end – as “the end”, for me, <text:span text:style-name="T1">is starting to approach</text:span>. I feel, as I was mentally kind of non-returner, especially in sense that some Buddhist theorems make sense, where I cannot say they lack any important quality; theorem of Karma holds from spiritual to the material realm.</text:p>
      <text:p text:style-name="P4">I used to be <text:span text:style-name="T2">INTP</text:span> personality type – the one of aloof scientist, where I researched many qualities of body, but this was rather theoretical approach. Now after age of 40, <text:span text:style-name="T2">ESFJ</text:span> properties start to build for INTP, according to <text:span text:style-name="T2">Carl Custav Jung</text:span> (on Personality Types). “Theoretical Approach” means that while I got some muscles or moves perhaps as fast as the ones of Bruce Lee, and approached many qualities for different tasks, this was not holistic picture – becoming extrovert about the material world, where I was introvert about the intuitive realm, I rather consider the practical use for the body, where the past exercise is valuable, but now the holistic approach is building much more perfect body in very fast rate. Especially, now the growth in skills and abilities is enough to describe some central aspects and possible practices of initial exercise, which would build some kind of basis.</text:p>
      <text:h text:style-name="P2" text:outline-level="2">Startup</text:h>
      <text:p text:style-name="P5">As a basis of the Buddhist Meditation, you find several things to meditate about – along them, the emotions, senses and the body.</text:p>
      <text:p text:style-name="P5">For the meditation, you have to <text:span text:style-name="T3">consider the following:</text:span></text:p>
      <text:list xml:id="list1064567518" text:style-name="L1">
        <text:list-item>
          <text:p text:style-name="P6">For building up, contemplate on your reality, dreams and fears.</text:p>
        </text:list-item>
        <text:list-item>
          <text:p text:style-name="P6">For human consciousness, contemplate on the entities you feel or use as an imagination for each actual or mental realm of your mind, the perceiver.</text:p>
        </text:list-item>
        <text:list-item>
          <text:p text:style-name="P6">For understanding of the space, concentrate on complex, non-linear spaces, which might contain wormholes and more complex properties – even the sense of the body.</text:p>
        </text:list-item>
      </text:list>
      <text:h text:style-name="P3" text:outline-level="2">Holistic Approach</text:h>
      <text:p text:style-name="P7">Consider how your body makes up the whole – to keep a glass, the best body would give the muscles around the glass a direct, sharp contact with an Earth, through all the interconnected systems.</text:p>
      <text:p text:style-name="P7">Your fundamental body is made up from the logic, which builds up you, or which you build up. As you start calculating you, before you form life, it’s a fundamental, mathematical calculation – where it reaches the meaning, it’s a source of life; you can find yourself building up this logic for each lifetime, where in death, you might have periods of being rather unconscious form. Theorems are the strongest attributes building this up, with their complex connection to reality – in holistic approach, you would see a non-systematic complex of different layers and aspects.</text:p>
      <text:p text:style-name="P7">Your biological body is made up of the rather realtime, physical form, where the mind is creating the frames of your reality and the whole complex is a seat of your sensations and experiences, along with being the force, which alters the reality.</text:p>
      <text:p text:style-name="P8"><text:soft-page-break/>I can divide the body into various attributes:</text:p>
      <text:list xml:id="list4027153179" text:style-name="L2">
        <text:list-item>
          <text:p text:style-name="P9">The mental body, the I.</text:p>
        </text:list-item>
        <text:list-item>
          <text:p text:style-name="P9">The material body, builder of our inner ecosystem and active guide through it.</text:p>
        </text:list-item>
        <text:list-item>
          <text:p text:style-name="P9">The robot body, a mathematical or emotional calculator you can build inside your body.</text:p>
        </text:list-item>
      </text:list>
      <text:p text:style-name="P8">You can train two aspects:</text:p>
      <text:list xml:id="list4157847514" text:style-name="L3">
        <text:list-item>
          <text:p text:style-name="P10">Abilities – the results</text:p>
        </text:list-item>
        <text:list-item>
          <text:p text:style-name="P10">Health and recovery – the sources</text:p>
        </text:list-item>
      </text:list>
      <text:p text:style-name="P8">Body envisioning exercise, such as body scan meditation, builds up the consciousness of your body – the holocenters for the root chakra for your body, and the roots below the root chakra, which might involve the legs or areas under the legs, for the material aspects, such as quantum physics. Your concentration is about the senses of all these experiences, and for the physical aspecs, you might need to train your ass and genitals and execute the surroundings of root chakra into their various functions and purposes – you might need that all these areas can build complex systems you need for life; I would notice that where the initial conditions of root chakra is the shame – start of the proper training would bring a complex of different shames, assigned to the material surroundings, where your first initiative is to aim at least positive, zero or higher degrees, for all the functions – for a man, their eternal wife might appear in this area; removing the shame would also enchance the <text:span text:style-name="T1">meaning</text:span> of moving or using this part. Sexual organs, initially, are weak and have only local experience, where the meaning is to build them a whole-body muscle, local strength, and extend the emotion to cover the whole you, where the experience between a man and a woman starts from the quantum level, comes through material, biological, emotional realms, and extends to your brain – brain-level of the sexual activity might be the most complex one. This chakra, where family and tribe relations, also the relations with material realities, make up the layers and senses of this area, from the physical parts to the karmic structures, which make up the realm.</text:p>
      <text:p text:style-name="P8">You find the primitives, the simplest structures, such as primitive logic and material basis, such as quantum and atomic level, from your legs – <text:span text:style-name="T4">if you extend the legs to their longest possible length, you can see them getting gradually to this realm</text:span>. <text:span text:style-name="T4">In my experience, my base mathematics of reality was broken, my body thus becoming a mathematical system – the bottom parts of the legs were the first to heal, with new mathematical axioms.</text:span></text:p>
      <text:p text:style-name="P11">In your head and brain, the conceptions get up to communication, topology (repetition-invariant understanding) and axes to measure the movement of reality as a whole.</text:p>
      <text:p text:style-name="P11">You need to train your body from <text:span text:style-name="T1">the top to the bottom</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9:55:23.691707186</meta:creation-date>
    <dc:date>2025-05-06T20:55:09.058977438</dc:date>
    <meta:editing-duration>PT4M53S</meta:editing-duration>
    <meta:editing-cycles>2</meta:editing-cycles>
    <meta:generator>LibreOffice/7.3.7.2$Linux_X86_64 LibreOffice_project/30$Build-2</meta:generator>
    <meta:document-statistic meta:table-count="0" meta:image-count="0" meta:object-count="0" meta:page-count="2" meta:paragraph-count="24" meta:word-count="935" meta:character-count="5566" meta:non-whitespace-character-count="4645"/>
  </office:meta>
</office:document-meta>
</file>